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99cm"/>
    </style:style>
    <style:style style:name="Tableau1.B" style:family="table-column">
      <style:table-column-properties style:column-width="2.858cm"/>
    </style:style>
    <style:style style:name="Tableau1.C" style:family="table-column">
      <style:table-column-properties style:column-width="6.482cm"/>
    </style:style>
    <style:style style:name="Tableau1.D" style:family="table-column">
      <style:table-column-properties style:column-width="4.683cm"/>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style:font-name="Times New Roman" fo:font-size="12pt" style:font-size-asian="10.5pt"/>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Title">
      <style:paragraph-properties fo:break-before="page"/>
      <style:text-properties fo:font-style="normal" style:font-style-asian="normal" style:font-style-complex="normal"/>
    </style:style>
    <style:style style:name="P5" style:family="paragraph" style:parent-style-name="UrbanTitle">
      <style:text-properties fo:font-style="normal" style:font-style-asian="normal" style:font-style-complex="normal"/>
    </style:style>
    <style:style style:name="P6" style:family="paragraph" style:parent-style-name="UrbanBody">
      <style:text-properties fo:font-style="normal" style:font-style-asian="normal" style:font-style-complex="normal"/>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fo:font-style="normal" style:font-style-asian="normal" style:font-style-complex="normal"/>
    </style:style>
    <style:style style:name="T3" style:family="text">
      <style:text-properties style:font-name="Times New Roman1" fo:font-size="12pt" style:font-size-asian="12pt" style:font-size-complex="12pt"/>
    </style:style>
    <style:style style:name="T4" style:family="text">
      <style:text-properties style:font-name="Times New Roman1" fo:font-size="12pt" fo:language="zxx" fo:country="none" style:font-size-asian="12pt" style:font-size-complex="12pt"/>
    </style:style>
    <style:style style:name="T5" style:family="text">
      <style:text-properties style:font-name="Times New Roman1" fo:font-size="12pt" fo:font-weight="bold" style:font-size-asian="12pt" style:font-weight-asian="bold" style:font-size-complex="12pt" style:font-weight-complex="bold"/>
    </style:style>
    <style:style style:name="T6" style:family="text">
      <style:text-properties fo:font-weight="bold" style:font-weight-asian="bold" style:font-weight-complex="bold"/>
    </style:style>
    <style:style style:name="T7"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8"><text:span text:style-name="T10">do text</text:span></text:p><text:p text:style-name="P8"><text:span text:style-name="T10">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497cm" svg:height="3.044cm" draw:z-index="1"><draw:text-box><text:p text:style-name="P3">&lt;%Titre%&gt; &lt;%Nom%&gt; &lt;%Prenom%&gt;<text:line-break/>&lt;%AdresseLigne1%&gt;<text:line-break/>&lt;%AdresseLigne2%&gt;</text:p><text:h text:style-name="Heading_20_2" text:outline-level="2">RECOMMANDE</text:h><text:p text:style-name="Standard"/><text:p text:style-name="Standard"/><text:p text:style-name="Standard"/><text:p text:style-name="Standard"/><text:p text:style-name="Standard"/><text:p text:style-name="Standard"><text:span text:style-name="T2"><text:text-input text:description="Bien-Parcelles">urbanEventObj.getMultipleClaimantsCSV()</text:text-input></text:span><text:span text:style-name="T2"> </text:span></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l’Aménagement du Territoire et les Permis</text:p>
      <text:p text:style-name="UrbanBody"/>
      <text:p text:style-name="UrbanBody"/>
      <text:p text:style-name="UrbanBody"><text:span text:style-name="T6">Objet :</text:span> <text:span text:style-name="T3"><text:s/>Réunion de concertation relative à la demande de p</text:span><text:span text:style-name="T4">ermis d’urbanisme/ urbansisation pour un bien sis</text:span><text:span text:style-name="T5"> </text:span><text:span text:style-name="T3"><text:text-input text:description="Situation des travaux">self.getWorkLocationSignaletic()</text:text-input></text:span></text:p>
      <text:p text:style-name="UrbanBody"><text:span text:style-name="T6">Référence cadastrale :</text:span> <text:text-input text:description="Bien-Parcelles">self.getPortionOutsText()</text:text-input></text:p>
      <text:p text:style-name="UrbanBody"/>
      <text:p text:style-name="UrbanBody"><text:span text:style-name="T1">&lt;%Titre%&gt;</text:span>,</text:p>
      <text:p text:style-name="UrbanBody"/>
      <text:p text:style-name="UrbanBody">Par la présente, nous vous convions à une réunion de concertation le <text:text-input text:description="Bien-Parcelles">tool.formatDate(urbanEventObj.getClaimsDate(), long_format=True) </text:text-input> <text:s/>à [ADRESSE] <text:s/>et ce conformément à l’article 341 du CWATUPE.</text:p>
      <text:p text:style-name="UrbanBody"/>
      <text:p text:style-name="UrbanBody">En effet, l’enquête se déroulant du <text:text-input text:description="Date début d'enquête">tool.formatDate(urbanEventObj.getLinkedInquiry().getInvestigationStart())</text:text-input> au <text:text-input text:description="Date fin enquête">tool.formatDate(urbanEventObj.getLinkedInquiry().getInvestigationEnd())</text:text-input> 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7"><text:span text:style-name="T8">do text</text:span></text:p><text:p text:style-name="P7"><text:span text:style-name="T9">from document(at=signatures, format='odt')</text:span></text:p></office:annotation></text:span><text:span text:style-name="T2">Import depuis signatures.odt</text:span></text:p>
      <text:p text:style-name="P4">Liste des réclamants</text:p>
      <text:p text:style-name="P5"/>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UrbanTitle3">Nom</text:p>
          </table:table-cell>
          <table:table-cell table:style-name="Tableau1.A1" office:value-type="string">
            <text:p text:style-name="UrbanTitle3">Prénom</text:p>
          </table:table-cell>
          <table:table-cell table:style-name="Tableau1.A1" office:value-type="string">
            <text:p text:style-name="UrbanTitle3">Adresse</text:p>
          </table:table-cell>
          <table:table-cell table:style-name="Tableau1.D1" office:value-type="string">
            <text:p text:style-name="UrbanTitle3">Code Postal et Localité</text:p>
          </table:table-cell>
        </table:table-row>
        <table:table-row>
          <table:table-cell table:style-name="Tableau1.A2" office:value-type="string">
            <text:p text:style-name="P2"><text:span text:style-name="T2"><office:annotation><dc:creator>sde </dc:creator><dc:date>2011-08-22T12:09:49</dc:date><text:p text:style-name="P7"><text:span text:style-name="T7">do row for claimant in urbanEventObj.getClaimants()</text:span></text:p></office:annotation></text:span><text:span text:style-name="T2"><text:text-input text:description="Bien-Parcelles">claimant.getName1()</text:text-input></text:span><text:span text:style-name="T2"> </text:span></text:p>
          </table:table-cell>
          <table:table-cell table:style-name="Tableau1.A2" office:value-type="string">
            <text:p text:style-name="P2"><text:span text:style-name="T2"><text:text-input text:description="Bien-Parcelles">claimant.getName2()</text:text-input></text:span><text:span text:style-name="T2"> </text:span></text:p>
          </table:table-cell>
          <table:table-cell table:style-name="Tableau1.A2" office:value-type="string">
            <text:p text:style-name="P2"><text:span text:style-name="T2"><text:text-input text:description="Bien-Parcelles">claimant.getNumber()</text:text-input></text:span><text:span text:style-name="T2"> </text:span><text:span text:style-name="T2"><text:text-input text:description="Bien-Parcelles">claimant.getStreet()</text:text-input></text:span><text:span text:style-name="T2"> </text:span></text:p>
          </table:table-cell>
          <table:table-cell table:style-name="Tableau1.D2" office:value-type="string">
            <text:p text:style-name="P2"><text:span text:style-name="T2"><text:text-input text:description="Bien-Parcelles">claimant.getZipcode()</text:text-input></text:span><text:span text:style-name="T2"> </text:span><text:span text:style-name="T2"><text:text-input text:description="Bien-Parcelles">claimant.getCity()</text:text-input></text:span><text:span text:style-name="T2"> </text:spa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TNR12N" style:family="paragraph" style:parent-style-name="Standard">
      <style:text-properties fo:font-size="12pt" fo:language="fr" fo:country="FR" style:font-size-asian="12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24T08:37:51</dc:date>
    <dc:creator>sde </dc:creator>
    <meta:editing-duration>PT10H22M20S</meta:editing-duration>
    <meta:editing-cycles>59</meta:editing-cycles>
    <meta:generator>LibreOffice/3.3$Unix LibreOffice_project/330m19$Build-301</meta:generator>
    <meta:document-statistic meta:table-count="1" meta:image-count="0" meta:object-count="0" meta:page-count="2" meta:paragraph-count="25" meta:word-count="175" meta:character-count="1599"/>
  </office:meta>
</office:document-meta>
</file>